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191" officeooo:paragraph-rsid="0012a191"/>
    </style:style>
    <style:style style:name="P2" style:family="paragraph" style:parent-style-name="Standard">
      <style:text-properties officeooo:paragraph-rsid="0012a191"/>
    </style:style>
    <style:style style:name="T1" style:family="text">
      <style:text-properties officeooo:rsid="0012a191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12a191"/>
    </style:style>
    <style:style style:name="T3" style:family="text">
      <style:text-properties fo:font-variant="normal" fo:text-transform="none" fo:color="#1d1c1d" style:font-name="Slack-Lato" fo:font-size="9.75pt" fo:letter-spacing="normal" fo:font-style="normal" fo:font-weight="normal" officeooo:rsid="0012a191"/>
    </style:style>
    <style:style style:name="T4" style:family="text">
      <style:text-properties officeooo:rsid="0013ece8"/>
    </style:style>
    <style:style style:name="T5" style:family="text">
      <style:text-properties officeooo:rsid="001b26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un-design-namexpress.namtech.xyz/" text:style-name="Internet_20_link" text:visited-style-name="Visited_20_Internet_20_Link">https://fun-design-namexpress.namtech.xyz/</text:a></text:p>
      <text:p text:style-name="P1">User: <text:span text:style-name="T4">super</text:span>admin</text:p>
      <text:p text:style-name="P2"><text:span text:style-name="T1">pass: </text:span><text:span text:style-name="T2">dk#9IJex4GtAG4zO%t$5)IAr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2-13T09:25:44.551135363</dc:date>
    <meta:editing-duration>PT1H45M5S</meta:editing-duration>
    <meta:editing-cycles>6</meta:editing-cycles>
    <meta:generator>LibreOffice/6.2.8.2$Linux_X86_64 LibreOffice_project/20$Build-2</meta:generator>
    <meta:document-statistic meta:table-count="0" meta:image-count="0" meta:object-count="0" meta:page-count="1" meta:paragraph-count="3" meta:word-count="5" meta:character-count="88" meta:non-whitespace-character-count="86"/>
  </office:meta>
</office:document-meta>
</file>